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PrivilegeReport.addResponses( DavResourceLocator loca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crPrivilegeReport.init( DavResource resource , ReportInfo 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crPrivilegeRepor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PrivilegeReport.isMultiStatus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PrivilegeReport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